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21cm"/>
    </style:style>
    <style:style style:name="P2" style:family="paragraph" style:parent-style-name="Heading_20_1">
      <style:paragraph-properties fo:margin-top="0cm" fo:margin-bottom="0.21cm"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Domain model<text:tab/>2</text:p>
          <text:p text:style-name="P4">Domain design – Package overview<text:tab/>3</text:p>
          <text:p text:style-name="P4">Domain design – DocumentPackage<text:tab/>4</text:p>
          <text:p text:style-name="P4">Domain design – IdeaPackage<text:tab/>5</text:p>
          <text:p text:style-name="P4">Domain design – IDEPackage<text:tab/>6</text:p>
          <text:p text:style-name="P4">Domain design – MediaPackage<text:tab/>7</text:p>
          <text:p text:style-name="P4">Domain design – ProjectPackage<text:tab/>8</text:p>
          <text:p text:style-name="P4">Domain design – SprintPackage<text:tab/>9</text:p>
          <text:p text:style-name="P4">Domain design – StoryPackage<text:tab/>10</text:p>
          <text:p text:style-name="P4">Domain design – TaskPackage<text:tab/>11</text:p>
          <text:p text:style-name="P4">Domain design – TeamPackage<text:tab/>12</text:p>
          <text:p text:style-name="P4">Domain design – TemplatePackage<text:tab/>13</text:p>
          <text:p text:style-name="P4">Domain design – UserPackage<text:tab/>14</text:p>
        </text:index-body>
      </text:table-of-content>
      <text:h text:style-name="P1" text:outline-level="1"/>
      <text:h text:style-name="P2" text:outline-level="1"><draw:frame draw:style-name="fr1" draw:name="graphics1" text:anchor-type="paragraph" svg:x="2.842cm" svg:y="0.764cm" svg:width="19.699cm" svg:height="16.164cm" draw:z-index="0"><draw:image xlink:href="../DomainModel.png" xlink:type="simple" xlink:show="embed" xlink:actuate="onLoad"/></draw:frame>Domain model</text:h>
      <text:h text:style-name="P3" text:outline-level="1"><draw:frame draw:style-name="fr2" draw:name="graphics13" text:anchor-type="paragraph" svg:x="4.117cm" svg:y="1.085cm" svg:width="17.466cm" svg:height="15.93cm" draw:z-index="12"><draw:image xlink:href="../DomainDesign-PackageOverview.png" xlink:type="simple" xlink:show="embed" xlink:actuate="onLoad" draw:filter-name="&lt;All formats&gt;"/></draw:frame>Domain design – Package overview</text:h>
      <text:h text:style-name="P3" text:outline-level="1"><draw:frame draw:style-name="fr1" draw:name="graphics2" text:anchor-type="paragraph" svg:x="0cm" svg:y="1.27cm" svg:width="25.7cm" svg:height="14.273cm" draw:z-index="1"><draw:image xlink:href="../DocumentPackage.png" xlink:type="simple" xlink:show="embed" xlink:actuate="onLoad"/></draw:frame>Domain design – DocumentPackage</text:h>
      <text:h text:style-name="P3" text:outline-level="1"><draw:frame draw:style-name="fr1" draw:name="graphics3" text:anchor-type="paragraph" svg:x="0cm" svg:y="1.349cm" svg:width="25.7cm" svg:height="15.568cm" draw:z-index="2"><draw:image xlink:href="../IdeaPackage.png" xlink:type="simple" xlink:show="embed" xlink:actuate="onLoad"/></draw:frame>Domain design – IdeaPackage</text:h>
      <text:h text:style-name="P3" text:outline-level="1"><draw:frame draw:style-name="fr1" draw:name="graphics4" text:anchor-type="paragraph" svg:x="10.986cm" svg:y="1.561cm" svg:width="3.995cm" svg:height="2.566cm" draw:z-index="3"><draw:image xlink:href="../IDEPackage.png" xlink:type="simple" xlink:show="embed" xlink:actuate="onLoad"/></draw:frame>Domain design – IDEPackage</text:h>
      <text:h text:style-name="P3" text:outline-level="1"><draw:frame draw:style-name="fr1" draw:name="graphics5" text:anchor-type="paragraph" svg:x="0cm" svg:y="2.99cm" svg:width="25.7cm" svg:height="10.643cm" draw:z-index="4"><draw:image xlink:href="../MediaPackage.png" xlink:type="simple" xlink:show="embed" xlink:actuate="onLoad"/></draw:frame>Domain design – MediaPackage</text:h>
      <text:h text:style-name="P3" text:outline-level="1"><draw:frame draw:style-name="fr1" draw:name="graphics6" text:anchor-type="paragraph" svg:x="0cm" svg:y="1.826cm" svg:width="25.7cm" svg:height="13.079cm" draw:z-index="5"><draw:image xlink:href="../ProjectPackage.png" xlink:type="simple" xlink:show="embed" xlink:actuate="onLoad"/></draw:frame>Domain design – ProjectPackage</text:h>
      <text:h text:style-name="P3" text:outline-level="1"><draw:frame draw:style-name="fr1" draw:name="graphics7" text:anchor-type="paragraph" svg:x="-0.053cm" svg:y="1.085cm" svg:width="25.7cm" svg:height="15.919cm" draw:z-index="6"><draw:image xlink:href="../SprintPackage.png" xlink:type="simple" xlink:show="embed" xlink:actuate="onLoad"/></draw:frame>Domain design – SprintPackage</text:h>
      <text:h text:style-name="P3" text:outline-level="1"><draw:frame draw:style-name="fr1" draw:name="graphics8" text:anchor-type="paragraph" svg:x="1.919cm" svg:y="1.191cm" svg:width="21.863cm" svg:height="15.822cm" draw:z-index="7"><draw:image xlink:href="../StoryPackage.png" xlink:type="simple" xlink:show="embed" xlink:actuate="onLoad"/></draw:frame>Domain design – StoryPackage</text:h>
      <text:h text:style-name="P3" text:outline-level="1"><draw:frame draw:style-name="fr1" draw:name="graphics9" text:anchor-type="paragraph" svg:x="0cm" svg:y="1.561cm" svg:width="25.7cm" svg:height="13.665cm" draw:z-index="8"><draw:image xlink:href="../TaskPackage.png" xlink:type="simple" xlink:show="embed" xlink:actuate="onLoad"/></draw:frame>Domain design – TaskPackage</text:h>
      <text:h text:style-name="P3" text:outline-level="1"><draw:frame draw:style-name="fr1" draw:name="graphics10" text:anchor-type="paragraph" svg:x="0cm" svg:y="1.561cm" svg:width="25.7cm" svg:height="15.415cm" draw:z-index="9"><draw:image xlink:href="../TeamPackage.png" xlink:type="simple" xlink:show="embed" xlink:actuate="onLoad"/></draw:frame>Domain design – TeamPackage</text:h>
      <text:h text:style-name="P3" text:outline-level="1"><draw:frame draw:style-name="fr1" draw:name="graphics11" text:anchor-type="paragraph" svg:x="0cm" svg:y="1.984cm" svg:width="25.7cm" svg:height="13.277cm" draw:z-index="10"><draw:image xlink:href="../TemplatePackage.png" xlink:type="simple" xlink:show="embed" xlink:actuate="onLoad"/></draw:frame>Domain design – TemplatePackage</text:h>
      <text:h text:style-name="P3" text:outline-level="1"><draw:frame draw:style-name="fr1" draw:name="graphics12" text:anchor-type="paragraph" svg:x="0cm" svg:y="1.296cm" svg:width="25.7cm" svg:height="15.522cm" draw:z-index="11"><draw:image xlink:href="../UserPackage.png" xlink:type="simple" xlink:show="embed" xlink:actuate="onLoad"/></draw:frame>Domain design – UserPackag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5S</meta:editing-duration>
    <meta:editing-cycles>5</meta:editing-cycles>
    <meta:generator>OpenOffice/4.0.0$Win32 OpenOffice.org_project/400m3$Build-9702</meta:generator>
    <dc:date>2014-09-27T00:15:15.04</dc:date>
    <dc:creator>Kristoffer Lind</dc:creator>
    <meta:document-statistic meta:table-count="0" meta:image-count="13" meta:object-count="0" meta:page-count="14" meta:paragraph-count="27" meta:word-count="118" meta:character-count="758"/>
    <meta:user-defined meta:name="Info 1"/>
    <meta:user-defined meta:name="Info 2"/>
    <meta:user-defined meta:name="Info 3"/>
    <meta:user-defined meta:name="Info 4"/>
  </office:meta>
</office:document-meta>
</file>